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Varianz: Die Varianz ist ein Maß für die Streuung oder die Abweichung der Werte einer Verteilung um ihren Mittelwert. Sie wird berechnet, indem man die quadratische Abweichung jedes Werts vom Mittelwert berechnet, diese summiert und durch die Anzahl der Werte teilt.</text:p>
      <text:p text:style-name="Standard"/>
      <text:p text:style-name="Standard">- Standardabweichung: Die Standardabweichung ist die Quadratwurzel der Varianz und gibt an, wie stark die einzelnen Werte um den Mittelwert streuen. Sie wird oft verwendet, um die Streuung in einer Verteilung zu beschreiben.</text:p>
      <text:p text:style-name="Standard"/>
      <text:p text:style-name="Standard">- Variationskoeffizient: Der Variationskoeffizient ist das Verhältnis der Standardabweichung zur Mittelwert. Er wird verwendet, um die relative Streuung einer Verteilung zu messen und ermöglicht den Vergleich von Streuung zwischen verschiedenen Verteilungen unabhängig von ihren Mittelwerten.</text:p>
      <text:p text:style-name="Standard"/>
      <text:p text:style-name="Standard">- Konzentrationsmessung: Die Konzentrationsmessung einer Werteverteilung untersucht, wie gleichmäßig oder ungleichmäßig die Werte in der Verteilung verteilt sind. Sie befasst sich damit, ob die Werte eher gleichmäßig über den Bereich verteilt sind oder ob sie sich auf bestimmte Bereiche konzentrieren.</text:p>
      <text:p text:style-name="Standard"/>
      <text:p text:style-name="Standard">- Lorenzkurve: Eine Lorenzkurve ist eine graphische Darstellung, die zeigt, wie sich die kumulierte Verteilung der Werte einer Größe im Vergleich zur idealen Gleichverteilung verhält. Sie wird oft verwendet, um die Ungleichheit innerhalb einer Population zu visualisieren.</text:p>
      <text:p text:style-name="Standard"/>
      <text:p text:style-name="Standard">- Gini-Koeffizient: Der Gini-Koeffizient ist ein statistisches Maß für die Ungleichheit in einer Verteilung. Er wird oft mithilfe der Lorenzkurve berechnet und liegt zwischen 0 und 1, wobei 0 für vollständige Gleichheit (alle Werte sind gleich) und 1 für vollständige Ungleichheit (ein Wert besitzt alles) steh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1T21:45:56.672000000</meta:creation-date>
    <dc:date>2024-05-11T21:50:55.860000000</dc:date>
    <meta:editing-duration>PT5M</meta:editing-duration>
    <meta:editing-cycles>1</meta:editing-cycles>
    <meta:document-statistic meta:table-count="0" meta:image-count="0" meta:object-count="0" meta:page-count="1" meta:paragraph-count="6" meta:word-count="233" meta:character-count="1670" meta:non-whitespace-character-count="1443"/>
    <meta:generator>LibreOffice/7.6.2.1$Windows_X86_64 LibreOffice_project/56f7684011345957bbf33a7ee678afaf4d2ba333</meta:generator>
  </office:meta>
</office:document-meta>
</file>